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4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4"/>
        <table:table-column table:default-cell-style-name="ACE-0" table:style-name="ACOL-0" table:number-columns-repeated="229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.1396999999999977">
            <text:p>−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7.0750000000000011">
            <text:p>−7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8.474000000000002">
            <text:p>−8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0.612200000000001">
            <text:p>−1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2.165399999999998">
            <text:p>−12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3.528099999999998">
            <text:p>−13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5.475799999999998">
            <text:p>−15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35.700000000000003">
            <text:p>35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22.600000000000001">
            <text:p>22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2">
            <text:p>−12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9.756">
            <text:p>−19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9.9000000000000004">
            <text:p>9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843.2000000000007">
            <text:p>8843.2</text:p>
          </table:table-cell>
          <table:table-cell table:style-name="ACE-0" office:value-type="float" office:value="25.399999999999999">
            <text:p>25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1]+AVERAGE([.S11];[.T11])" office:value-type="float" office:value="15.25">
            <text:p>15.3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9.399999999999999">
            <text:p>−19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1.7502">
            <text:p>−21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3.902200000000001">
            <text:p>−2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7.236399999999996">
            <text:p>−2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8.034000000000002">
            <text:p>−2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9.952000000000002">
            <text:p>−30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0.8995">
            <text:p>−30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2.691400000000002">
            <text:p>−3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3.7517">
            <text:p>−33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7.182299999999998">
            <text:p>−3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8.741900000000001">
            <text:p>−38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18.899999999999999">
            <text:p>18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4.6499999999999986">
            <text:p>4.6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27.699999999999999">
            <text:p>27.7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582.1">
            <text:p>10582.1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5.6499999999999986">
            <text:p>−5.6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0.299999999999997">
            <text:p>−40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1.300000000000001">
            <text:p>31.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758.5">
            <text:p>10758.5</text:p>
          </table:table-cell>
          <table:table-cell table:style-name="ACE-0" office:value-type="float" office:value="12.4">
            <text:p>1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9.6000000000000014">
            <text:p>−9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4.200000000000003">
            <text:p>−44.2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3.860500000000002">
            <text:p>−5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4.079500000000003">
            <text:p>−5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4.5">
            <text:p>11004.5</text:p>
          </table:table-cell>
          <table:table-cell table:style-name="ACE-0" office:value-type="float" office:value="13.5">
            <text:p>13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16.649999999999999">
            <text:p>−16.6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299999999999997">
            <text:p>−51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49.9">
            <text:p>11049.9</text:p>
          </table:table-cell>
          <table:table-cell table:style-name="ACE-0" office:value-type="float" office:value="27.100000000000001">
            <text:p>27.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13.25">
            <text:p>−13.3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7.899999999999999">
            <text:p>−47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8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7.204599999999999">
            <text:p>−5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6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2.061599999999999">
            <text:p>−62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38.299999999999">
            <text:p>11138.3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17.25">
            <text:p>−17.3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899999999999999">
            <text:p>−51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9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4.024000000000001">
            <text:p>−64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184.299999999999">
            <text:p>12184.3</text:p>
          </table:table-cell>
          <table:table-cell table:style-name="ACE-0" office:value-type="float" office:value="35.5">
            <text:p>35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19.649999999999999">
            <text:p>−19.6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4.299999999999997">
            <text:p>−54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55.799999999999">
            <text:p>12255.8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21.850000000000001">
            <text:p>−21.9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6.5">
            <text:p>−56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32.5">
            <text:p>12432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-22.649999999999999">
            <text:p>−22.6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7.299999999999997">
            <text:p>−57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476.1">
            <text:p>12476.1</text:p>
          </table:table-cell>
          <table:table-cell table:style-name="ACE-0" office:value-type="float" office:value="32.899999999999999">
            <text:p>32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2]+AVERAGE([.S42];[.T42])" office:value-type="float" office:value="-47.300000000000004">
            <text:p>−47.3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662.799999999999">
            <text:p>12662.8</text:p>
          </table:table-cell>
          <table:table-cell table:style-name="ACE-0" office:value-type="float" office:value="38.200000000000003">
            <text:p>38.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3]+AVERAGE([.S43];[.T43])" office:value-type="float" office:value="-49.700000000000003">
            <text:p>−49.7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1.600000000000001">
            <text:p>−61.6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20.700000000001">
            <text:p>12920.7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4]+AVERAGE([.S44];[.T44])" office:value-type="float" office:value="-27.75">
            <text:p>−27.8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2.399999999999999">
            <text:p>−62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40.299999999999">
            <text:p>12940.3</text:p>
          </table:table-cell>
          <table:table-cell table:style-name="ACE-0" office:value-type="float" office:value="34.600000000000001">
            <text:p>34.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5]+AVERAGE([.S45];[.T45])" office:value-type="float" office:value="-30.799999999999997">
            <text:p>−30.8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5.5">
            <text:p>−65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34.4">
            <text:p>13234.4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6]+AVERAGE([.S46];[.T46])" office:value-type="float" office:value="-34">
            <text:p>−34.0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8.700000000000003">
            <text:p>−68.7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34.799999999999">
            <text:p>14634.8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7]+AVERAGE([.S47];[.T47])" office:value-type="float" office:value="-65.75">
            <text:p>−65.8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7.299999999999997">
            <text:p>−77.3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35.5">
            <text:p>23635.5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8]+AVERAGE([.S48];[.T48])" office:value-type="float" office:value="-91.850000000000009">
            <text:p>−91.9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7">
            <text:p>−103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78.200000000001">
            <text:p>23678.2</text:p>
          </table:table-cell>
          <table:table-cell table:style-name="ACE-0" office:value-type="float" office:value="44.600000000000001">
            <text:p>44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9]+AVERAGE([.S49];[.T49])" office:value-type="float" office:value="-92">
            <text:p>−92.0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8">
            <text:p>−103.8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B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3711.799999999999">
            <text:p>23711.8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0]+AVERAGE([.S50];[.T50])" office:value-type="float" office:value="-92.100000000000009">
            <text:p>−92.1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90000000000001">
            <text:p>−103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101.299999999999">
            <text:p>25101.3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1]+AVERAGE([.S51];[.T51])" office:value-type="float" office:value="-79.950000000000003">
            <text:p>−80.0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5.3">
            <text:p>−115.3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443.599999999999">
            <text:p>25443.6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2]+AVERAGE([.S52];[.T52])" office:value-type="float" office:value="-80.850000000000009">
            <text:p>−80.9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6.2">
            <text:p>−116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 table:number-rows-repeated="12">
          <table:table-cell table:number-columns-repeated="3" table:style-name="ACE-0"/>
          <table:table-cell table:number-columns-repeated="2" table:style-name="ACE-2"/>
          <table:table-cell table:number-columns-repeated="7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11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26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3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5" gnm:cursor-row="10">
          <gnm:selection gnm:start-col="5" gnm:start-row="10" gnm:end-col="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8T05:09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